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arial" svg:font-family="aria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margin-top="0cm" fo:margin-bottom="0.499cm" loext:contextual-spacing="false"/>
      <style:text-properties style:font-name="Arial" fo:font-size="11pt" style:font-size-asian="11pt" style:font-size-complex="11pt"/>
    </style:style>
    <style:style style:name="P3" style:family="paragraph" style:parent-style-name="Text_20_body">
      <style:paragraph-properties fo:margin-left="0cm" fo:margin-right="0cm" fo:margin-top="0cm" fo:margin-bottom="0cm" loext:contextual-spacing="false" fo:text-indent="0cm" style:auto-text-indent="false"/>
      <style:text-properties style:font-name="Arial" fo:font-size="11pt" style:font-size-asian="11pt" style:font-size-complex="11pt"/>
    </style:style>
    <style:style style:name="P4" style:family="paragraph" style:parent-style-name="Text_20_body">
      <style:paragraph-properties fo:margin-top="0cm" fo:margin-bottom="0cm" loext:contextual-spacing="false"/>
      <style:text-properties style:font-name="Arial" fo:font-size="11pt" style:font-size-asian="11pt" style:font-size-complex="11pt"/>
    </style:style>
    <style:style style:name="P5" style:family="paragraph" style:parent-style-name="Text_20_body" style:list-style-name="L1">
      <style:paragraph-properties fo:margin-top="0cm" fo:margin-bottom="0cm" loext:contextual-spacing="false"/>
      <style:text-properties style:font-name="Arial" fo:font-size="11pt" style:font-size-asian="11pt" style:font-size-complex="11pt"/>
    </style:style>
    <style:style style:name="P6" style:family="paragraph" style:parent-style-name="Text_20_body">
      <style:paragraph-properties fo:margin-top="0cm" fo:margin-bottom="0cm" loext:contextual-spacing="false" style:writing-mode="lr-tb"/>
      <style:text-properties style:font-name="Arial" fo:font-size="11pt" style:font-size-asian="11pt" style:font-size-complex="11pt"/>
    </style:style>
    <style:style style:name="P7" style:family="paragraph" style:parent-style-name="Text_20_body">
      <style:paragraph-properties fo:margin-left="0.953cm" fo:margin-right="0cm" fo:margin-top="0cm" fo:margin-bottom="0cm" loext:contextual-spacing="false" fo:text-indent="0cm" style:auto-text-indent="false"/>
      <style:text-properties style:font-name="Arial" fo:font-size="11pt" style:font-size-asian="11pt" style:font-size-complex="11pt"/>
    </style:style>
    <style:style style:name="T1" style:family="text">
      <style:text-properties fo:font-size="9pt"/>
    </style:style>
    <style:style style:name="T2" style:family="text">
      <style:text-properties fo:font-size="9.60000038146973pt"/>
    </style:style>
    <style:style style:name="T3" style:family="text">
      <style:text-properties style:font-name="arial" fo:font-size="9.60000038146973pt"/>
    </style:style>
    <style:style style:name="T4" style:family="text">
      <style:text-properties fo:color="#000000"/>
    </style:style>
    <style:style style:name="T5" style:family="text">
      <style:text-properties fo:color="#000000" style:font-name="Calibri" fo:font-size="11pt"/>
    </style:style>
    <style:style style:name="T6" style:family="text">
      <style:text-properties fo:color="#000000" fo:font-size="11pt"/>
    </style:style>
    <text:list-style style:name="L1">
      <text:list-level-style-bullet text:level="1" text:style-name="Bullet_20_Symbols" style:num-suffix="." text:bullet-char="">
        <style:list-level-properties text:space-before="0.45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enos días.</text:p>
      <text:p text:style-name="P1"/>
      <text:p text:style-name="P1">Adjunto resumen de la reunión de la Familia Profesional de la provincia de Santa Cruz de Tenerife del día 19 de mayo.</text:p>
      <text:p text:style-name="P2"/>
      <text:p text:style-name="P3">1. Proyecto dual Bankia y otros proyectos (CEDeI, Asinte, etc.).</text:p>
      <text:p text:style-name="P3"/>
      <text:p text:style-name="P3">La información actual sobre el proyecto de Dual de Bankia es que, después de estar mal planificado desde su inicio en Julio de 2016, y sin escuchar los continuos consejos por parte de la Coordinación de la Familia Profesional, se consiguió realizar una reunión en Marzo de 2017 para planificar el proyecto. A dicha reunión acudió la empresa organizadora (Fundación Indyde) y la Jefa de Servicio de la Dirección General de FP. Se llegaron a acuerdos de participación en el proyecto pero, al día siguiente, todos los acuerdos fueron declarados no viables por la DGFP, por lo que la mayoría de los centros decidió no participar en el proyecto. En la actualidad unos 8 alumnos de cada provincia son los vinculados al mismo, existiendo problemas con el número de empresas contactadas en La Palma. Se cubrió la ratio de los cursos mediante la inclusión de personas procedentes del Servicio Canario de Empleo. Se está organizando o ya se organizó un acto de entrega de diplomas de participación en el proyecto al alumnado, sin ser invitadas las Coordinaciones, pero no hay asignación de empresas a los mismos, por lo menos que tengamos constancia.</text:p>
      <text:p text:style-name="P3"/>
      <text:p text:style-name="P3">Además, en la isla de Tenerife, se está produciendo una situación de desborde en la demanda de alumnado titulado en ciclos de Desarrollo. Los movimientos generados por parte del Cabildo de Tenerife con el proyecto Tenerife 2030 están logrando atraer a empresas con alto contenido TIC y con alta demanda de perfiles de desarrollo. Añadir la circunstancia de empresas de las tradicionales del sector que están aumentando también la demanda de perfiles. Esta situación ha llevado a no poder cubrir en FCT la demanda de puestos de las empresas, dejando multitud de puestos sin cubrir. Y todo esto sin haber enviado a casi ningún alumno (salvo 3 alumnos enviados desde el IES Las Galletas) al proyecto de más impacto, que es el proyecto del CEDeI del ITER con la empresa ATOS. Dicho proyecto va a ofertar unas 15 plazas en junio, y a la espera que salgan las nuevas becas del ITER que suponen unas 40 plazas después del verano.</text:p>
      <text:p text:style-name="P3"/>
      <text:p text:style-name="P3">Se está intentando convertir este proyecto en un acuerdo o convenio de la Consejería de Educación y Universidades con el Cabildo de Tenerife de inserción laboral, siguiendo el esquema de Bankia, pero sin la denominación de proyecto dual, ya que no lo es. De este modo, se podría ofertar este mismo esquema a organizaciones del sector como Asinte, o los clúster de empresas tecnológicas, con vistas a los próximos cursos.</text:p>
      <text:p text:style-name="P3"/>
      <text:p text:style-name="P3"/>
      <text:p text:style-name="P3">2. Negociaciones con Microsoft: sistemas operativos, Office, Imagine-Dreamspark, Academia Imagine, Azure.</text:p>
      <text:p text:style-name="P3"/>
      <text:p text:style-name="P3">Por parte de la Secretaría General Técnica de la Consejería de Educación y Universidades se está negociando con Microsoft la gestión de un acuerdo para lograr fijar unos precios de los productos de Microsoft para los centros que los quieran adquirir. Este acuerdo tendría fijados elementos como la adquisición de Sistemas Operativos, Office instalable, Dreamspark, Academia Imagine y Azure, entre otros. Además, la plataforma de Office 365 es gratuita para los centros educativos, pero todavía no se ha habilitado el procedimiento por parte de la Consejería para que <text:soft-page-break/>los centros educativos de Canarias se puedan adherir al proyecto. Además, y dentro de la Dirección General de FP, se está intentando la adquisición de licencias de sistemas operativos, Office instalable y Dreamspark para los centros con FP, siendo Informática y Comunicaciones una de las Familias Profesionales prioritarias. El pasado martes 23 de mayo se mantuvo reunión con el Director General de FP sobre este tema y quedó en gestionar esta petición.</text:p>
      <text:p text:style-name="P3"/>
      <text:p text:style-name="P3"/>
      <text:p text:style-name="P3">3. Dotaciones de material.</text:p>
      <text:p text:style-name="P3">Se presentó una solicitud de material para los diferentes centros de la Familia Profesional. Estas peticiones están realizadas teniendo en cuenta el número de aulas de la Familia Profesional y los recursos de los que disponen, según los datos aportados a principio de curso por los centros.</text:p>
      <text:p text:style-name="P3">Se está tramitando la adquisición de equipamiento informático que comenzaría a dotar a centros de islas periféricas, para, en una segunda fase, acometer las dotaciones de centros de las islas capitalinas. Los plazos para la llegada de estas dotaciones se desconoce, pero por lo menos ya se sabe que se está tramitando, lo que es algo.</text:p>
      <text:p text:style-name="P3">Además, los centros de la isla de Tenerife con oferta de Grados Superiores de Desarrollo de Aplicaciones tanto Web como Multiplataforma están dentro de un proyecto de dotaciones del Cabildo de Tenerife. A los cuatro centros llegarían (cuando lleguen), una dotación para el IES Las Galletas, una dotación para el IES Puerto de la Cruz - Telesforo Bravo, dos al IES Domingo Pérez Minik, y otras dos al CIFP César Manique (reitero lo de cuando lleguen, ya que la solicitud es de hace un año y medio).</text:p>
      <text:p text:style-name="P3"/>
      <text:p text:style-name="P3">4. Oferta formativa 2017-2018.</text:p>
      <text:p text:style-name="P3">Por parte de los centros de la Familia Profesional en la provincia de Tenerife se han solicitado diversos aumentos de oferta formativa debido a la situación de la demanda de perfiles de alumnado por parte de las empresas. En una primera fase, no se ha concedido ninguna de las peticiones realizadas, pero en la reunión con el Director General de FP del martes 23 (posterior a la reunión de la Familia Profesional) se llegó al compromiso de aumentar la oferta ya que las empresas han hechollegar sus demandas de más alumnadodirectamente a la DGFP. Por este motivo, se podrán conceder nuevos grupos de Desarrollo de Aplicaciones Multiplataforma de 1º en el IES Domingo Pérez Minik, y en el CIFP César Manrique. Además, se estudiarán nuevas posibilidades de aumento de grupos de Desarrollo teniendo en cuenta la necesidad de dotaciones o de apertura en turnos de tarde de los centros.</text:p>
      <text:p text:style-name="P3">Por este motivo, el crecimiento posible en grupos de SMR que se planteó en la reunión de la Coordinación queda suspendido por la necesidad de focalizar el aumento de oferta en Grado Superior.</text:p>
      <text:p text:style-name="P3"/>
      <text:p text:style-name="P3">5. Desarrollo curricular canario.</text:p>
      <text:p text:style-name="P3">Durante este trimestre se planificó la realización del desarrollo curricular de los ciclos de la Familia Profesional de Informática y Comunicaciones por parte de la Dirección General de FP sin contar de forma explícita con las Coordinaciones. La situación actual del desarrollo de los currículos, por la información que maneja este Coordinador, es que no se han producido las reuniones de estudio, por lo que no se ha podido empezar el trabajo. Desde el CIFP César Manrique se traslada que se ha realizado este curso un trabajo de modificación y estudio de las programaciones del centro y para el próximo curso se elaborarán una programaciones con el visto bueno de la Inspección Educativa, en cuanto a esquema a seguir e índice a cubrir. Se adelantará el trabajo realizado hasta ahora a los centros de la provincia y se enviará el trabajo realizado el próximo cuso.</text:p>
      <text:p text:style-name="P3"><text:soft-page-break/></text:p>
      <text:p text:style-name="P3">6. Formación.</text:p>
      <text:p text:style-name="P3">Desde los centros se identifican los siguientes elementos a cubrir en la formación del profesorado para el próximo curso:</text:p>
      <text:list xml:id="list6946740715428293525" text:style-name="L1">
        <text:list-item>
          <text:p text:style-name="P5">Curso de Javascript (con contenidos para LND y el ciclo de DAW). </text:p>
        </text:list-item>
        <text:list-item>
          <text:p text:style-name="P5"><text:span text:style-name="T4">Curso de </text:span>Ciberseguridad (se contactará con una empresa especialista en el tema). </text:p>
        </text:list-item>
        <text:list-item>
          <text:p text:style-name="P5"><text:span text:style-name="T4">Curso de Formación </text:span>Cisco (se contactará con PUE para ver costos e incluirlo en la formación de Enlaza) </text:p>
        </text:list-item>
      </text:list>
      <text:p text:style-name="P3">Todos los cursos serán en modalidad online para poder intentar abarcar al mayor número de islas. Hay que tener en cuenta que no es lo mismo un curso online, que uno presencial, y los objetivos que se consiguen no son tan buenos, pero si intentamos que en todos los casos el material sea de propiedad de la Consejería de Educación y Universidades y así poder utilizarlo sin restricciones en la docencia.</text:p>
      <text:p text:style-name="P3">Además, se realiza la propuesta de realizar cursos de formación online en que, un docente de nuestra propia Familia Profesional elabore un curso y lo imparta, a coste cero, al resto. De esta forma se consigue aumentar el número de cursos que se pueden dar al año, se consigue una mejor formación de tod@s y el ponente recibe méritos como ponente de cursos que puntúan en Concursos de Traslados u Oposiciones (y quien sabe si sexenios).</text:p>
      <text:p text:style-name="P3"/>
      <text:p text:style-name="P3">7. Proyectos de Innovación. Enlaza</text:p>
      <text:p text:style-name="P3">Dentro de la convocatoria que va a salir de proyectos de Innovación (que pueden ser solicitados por los centros), desde la Familia Profesional de Informática de la Provincia de Santa Cruz de Tenerife se van a solicitar diferentes proyectos:</text:p>
      <text:p text:style-name="P7">- Microsoft Dreamspark: que sea el proyecto Enlaza quien pague la adquisición de Dreamspark para todos los centros educativos.</text:p>
      <text:p text:style-name="P7">- La empresa en el centro: planificar actividades formativas de empresas en los diferentes centros de la Familia Profesional en la provincia.</text:p>
      <text:p text:style-name="P7">- Microsoft Imagine Academy: es un proyecto que incluye certificaciones para docentes y alumnado, además de incluir Dreamspark.</text:p>
      <text:p text:style-name="P7">- Diseño de material en píldoras formativas para los diferentes ciclos.</text:p>
      <text:p text:style-name="P7"/>
      <text:p text:style-name="P3">8. Presentación de proyectos de coordinación de familia profesional.</text:p>
      <text:p text:style-name="P3">Comentan desde la DGFP que se va a sacar un procedimiento de acceso a la Coordinación de la Familia Profesional. De esta forma, se habilita la presentación de proyectos para los Coordinadores existentes o para quien quiera presentarse. En cuanto salgan las bases, se comunicará. El Coordinador de la Provincia de Santa Cruz de Tenerife comenta que, en las condiciones de horario actual de la Coordinación (2 horas lectivas) no va a continuar el próximo curso. Queda abierta la presentación de proyectos de Coordinación.</text:p>
      <text:p text:style-name="P3"/>
      <text:p text:style-name="P4">9. Ruegos y preguntas</text:p>
      <text:p text:style-name="P4"/>
      <text:p text:style-name="P4">Los centros comentan que no se dispone de horas de mantenimiento de aulas, que es una situación generalizada en todos los centros. El Coordinador comenta que ya se ha trasladado esta situación en numerosas ocasiones a la DGFP y que en los centros que está funcionando el tema o han subcontratado el servicio, o lo realizan a base de horas de dedicación extra del profesorado.</text:p>
      <text:p text:style-name="P4"/>
      <text:p text:style-name="P4">Se pregunta por las expectativas oposiciones. El Coordinador informa que no hay previsto nada al respecto, pero muestra su preocupación ante la posibilidad de realización de oposiciones en los <text:soft-page-break/>próximos cursos debido al aumento de oferta formativa, a las jubilaciones ya realizadas y las previstas en los próximos cursos de profesorado de la Familia Profesional, y la antigüedad y obsolescencia de los temarios, que no incluyen ninguna de las nuevas habilidades que se necesitan en la docencia de nuestra especialidad. También a la no concreción de los esquemas de programaciones por parte de la Consejería de Educación y Universidades, ya que existen diferentes esquemas de la misma dependiendo del organigrama de la Consejería al que se pregunte: Ordenación tiene uno y está formado sobre él, DGFP tiene otro, Inspección tiene otro.</text:p>
      <text:p text:style-name="P4"/>
      <text:p text:style-name="P4">Un saludo,</text:p>
      <text:p text:style-name="P4"/>
      <text:p text:style-name="P6">José Juan Rodríguez Pestano</text:p>
      <text:p text:style-name="P6">Coordinador de la Familia Profesional de Informática y Comunicaciones</text:p>
      <text:p text:style-name="P6">Provincia de Santa Cruz de Tenerife</text:p>
      <text:p text:style-name="P6">Centro Integrado de Formación Profesional César Manriqu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arial" svg:font-family="aria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09:05:26.735669217</meta:creation-date>
    <dc:date>2017-06-01T09:06:59.505857630</dc:date>
    <meta:editing-duration>PT1M33S</meta:editing-duration>
    <meta:editing-cycles>1</meta:editing-cycles>
    <meta:document-statistic meta:table-count="0" meta:image-count="0" meta:object-count="0" meta:page-count="4" meta:paragraph-count="40" meta:word-count="1804" meta:character-count="10923" meta:non-whitespace-character-count="9159"/>
    <meta:generator>LibreOffice/5.1.6.2$Linux_X86_64 LibreOffice_project/10m0$Build-2</meta:generator>
  </office:meta>
</office:document-meta>
</file>